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609b" officeooo:paragraph-rsid="001fd598"/>
    </style:style>
    <style:style style:name="P2" style:family="paragraph" style:parent-style-name="Title">
      <style:text-properties officeooo:paragraph-rsid="00244d3c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eading_20_2">
      <style:text-properties officeooo:rsid="0014609b" officeooo:paragraph-rsid="001fd598"/>
    </style:style>
    <style:style style:name="P5" style:family="paragraph" style:parent-style-name="Preformatted_20_Text" style:list-style-name="L18"/>
    <style:style style:name="P6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>
      <style:text-properties officeooo:rsid="0014609b" officeooo:paragraph-rsid="001fd598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cm" fo:margin-bottom="0cm" style:contextual-spacing="false"/>
    </style:style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cm" fo:margin-bottom="0cm" style:contextual-spacing="false"/>
    </style:style>
    <style:style style:name="P36" style:family="paragraph" style:parent-style-name="Text_20_body" style:list-style-name="L15"/>
    <style:style style:name="P37" style:family="paragraph" style:parent-style-name="Text_20_body" style:list-style-name="L15">
      <style:paragraph-properties fo:margin-top="0cm" fo:margin-bottom="0cm" style:contextual-spacing="false"/>
    </style:style>
    <style:style style:name="P38" style:family="paragraph" style:parent-style-name="Text_20_body" style:list-style-name="L16"/>
    <style:style style:name="P39" style:family="paragraph" style:parent-style-name="Text_20_body" style:list-style-name="L16">
      <style:paragraph-properties fo:margin-top="0cm" fo:margin-bottom="0cm" style:contextual-spacing="false"/>
    </style:style>
    <style:style style:name="P40" style:family="paragraph" style:parent-style-name="Text_20_body" style:list-style-name="L17"/>
    <style:style style:name="P41" style:family="paragraph" style:parent-style-name="Text_20_body" style:list-style-name="L17">
      <style:paragraph-properties fo:margin-top="0cm" fo:margin-bottom="0cm" style:contextual-spacing="false"/>
    </style:style>
    <style:style style:name="P42" style:family="paragraph" style:parent-style-name="Text_20_body" style:list-style-name="L18"/>
    <style:style style:name="P43" style:family="paragraph" style:parent-style-name="Text_20_body" style:list-style-name="L18">
      <style:paragraph-properties fo:margin-top="0cm" fo:margin-bottom="0cm" style:contextual-spacing="false"/>
    </style:style>
    <style:style style:name="P44" style:family="paragraph" style:parent-style-name="Text_20_body" style:list-style-name="L19"/>
    <style:style style:name="P45" style:family="paragraph" style:parent-style-name="Text_20_body" style:list-style-name="L19">
      <style:paragraph-properties fo:margin-top="0cm" fo:margin-bottom="0cm" style:contextual-spacing="false"/>
    </style:style>
    <style:style style:name="P46" style:family="paragraph" style:parent-style-name="Text_20_body" style:list-style-name="L20"/>
    <style:style style:name="P47" style:family="paragraph" style:parent-style-name="Text_20_body" style:list-style-name="L20">
      <style:paragraph-properties fo:margin-top="0cm" fo:margin-bottom="0cm" style:contextual-spacing="false"/>
    </style:style>
    <style:style style:name="P48" style:family="paragraph" style:parent-style-name="Text_20_body" style:list-style-name="L21"/>
    <style:style style:name="P49" style:family="paragraph" style:parent-style-name="Text_20_body" style:list-style-name="L21">
      <style:paragraph-properties fo:margin-top="0cm" fo:margin-bottom="0cm" style:contextual-spacing="false"/>
    </style:style>
    <style:style style:name="P50" style:family="paragraph" style:parent-style-name="Text_20_body" style:list-style-name="L22"/>
    <style:style style:name="P51" style:family="paragraph" style:parent-style-name="Text_20_body" style:list-style-name="L22">
      <style:paragraph-properties fo:margin-top="0cm" fo:margin-bottom="0cm" style:contextual-spacing="false"/>
    </style:style>
    <style:style style:name="P52" style:family="paragraph" style:parent-style-name="Text_20_body" style:list-style-name="L23"/>
    <style:style style:name="P53" style:family="paragraph" style:parent-style-name="Text_20_body" style:list-style-name="L23">
      <style:paragraph-properties fo:margin-top="0cm" fo:margin-bottom="0cm" style:contextual-spacing="false"/>
    </style:style>
    <style:style style:name="P54" style:family="paragraph" style:parent-style-name="Text_20_body" style:list-style-name="L24"/>
    <style:style style:name="P55" style:family="paragraph" style:parent-style-name="Text_20_body" style:list-style-name="L24">
      <style:paragraph-properties fo:margin-top="0cm" fo:margin-bottom="0cm" style:contextual-spacing="false"/>
    </style:style>
    <style:style style:name="P56" style:family="paragraph" style:parent-style-name="Text_20_body" style:list-style-name="L25"/>
    <style:style style:name="P57" style:family="paragraph" style:parent-style-name="Text_20_body" style:list-style-name="L25">
      <style:paragraph-properties fo:margin-top="0cm" fo:margin-bottom="0cm" style:contextual-spacing="false"/>
    </style:style>
    <style:style style:name="T1" style:family="text">
      <style:text-properties officeooo:rsid="00244d3c"/>
    </style:style>
    <style:style style:name="T2" style:family="text">
      <style:text-properties officeooo:rsid="0025e9cd"/>
    </style:style>
    <style:style style:name="T3" style:family="text">
      <style:text-properties officeooo:rsid="00273218"/>
    </style:style>
    <style:style style:name="T4" style:family="text">
      <style:text-properties officeooo:rsid="0027616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<text:span text:style-name="T1">2</text:span> – <text:span text:style-name="T3">Ejercicio</text:span> </text:p>
      <text:p text:style-name="P2"><text:s/><text:span text:style-name="T4">Creación de un dominio con Windows server 2022 y conectar clientes.<text:line-break/></text:span></text:p>
      <text:h text:style-name="P4" text:outline-level="2"><text:span text:style-name="Strong_20_Emphasis">1. Crear la máquina virtual en VirtualBox</text:span></text:h>
      <text:list text:style-name="L19">
        <text:list-item>
          <text:p text:style-name="P45"><text:span text:style-name="Strong_20_Emphasis">Abre VirtualBox</text:span> y haz clic en <text:span text:style-name="Strong_20_Emphasis">"Nueva"</text:span> para crear una nueva máquina virtual.</text:p>
        </text:list-item>
        <text:list-item>
          <text:p text:style-name="P45"><text:span text:style-name="Strong_20_Emphasis">Configura la máquina virtual</text:span>:</text:p>
          <text:list>
            <text:list-item>
              <text:p text:style-name="P45"><text:span text:style-name="Strong_20_Emphasis">Nombre</text:span>: <text:span text:style-name="Source_20_Text">Windows Server 2022</text:span></text:p>
            </text:list-item>
            <text:list-item>
              <text:p text:style-name="P45"><text:span text:style-name="Strong_20_Emphasis">Tipo</text:span>: <text:span text:style-name="Source_20_Text">Microsoft Windows</text:span></text:p>
            </text:list-item>
            <text:list-item>
              <text:p text:style-name="P45"><text:span text:style-name="Strong_20_Emphasis">Versión</text:span>: <text:span text:style-name="Source_20_Text">Windows 2022 (64-bit)</text:span></text:p>
            </text:list-item>
          </text:list>
        </text:list-item>
        <text:list-item>
          <text:p text:style-name="P45"><text:span text:style-name="Strong_20_Emphasis">Asigna RAM</text:span>: Se recomienda <text:span text:style-name="Strong_20_Emphasis">4 GB (4096 MB)</text:span> o más.</text:p>
        </text:list-item>
        <text:list-item>
          <text:p text:style-name="P45"><text:span text:style-name="Strong_20_Emphasis">Crea un disco duro virtual</text:span>:</text:p>
          <text:list>
            <text:list-item>
              <text:p text:style-name="P45">Selecciona <text:span text:style-name="Strong_20_Emphasis">"VDI (VirtualBox Disk Image)"</text:span>.</text:p>
            </text:list-item>
            <text:list-item>
              <text:p text:style-name="P45">Tipo de almacenamiento: <text:span text:style-name="Strong_20_Emphasis">"Reservado dinámicamente"</text:span>.</text:p>
            </text:list-item>
            <text:list-item>
              <text:p text:style-name="P45">Tamaño recomendado: <text:span text:style-name="Strong_20_Emphasis">50 GB</text:span>.</text:p>
            </text:list-item>
          </text:list>
        </text:list-item>
        <text:list-item>
          <text:p text:style-name="P45"><text:span text:style-name="Strong_20_Emphasis">Configura red</text:span>:</text:p>
          <text:list>
            <text:list-item>
              <text:p text:style-name="P45">Ve a <text:span text:style-name="Strong_20_Emphasis">"Configuración" → "Red" → "Adaptador 1"</text:span>.</text:p>
            </text:list-item>
            <text:list-item>
              <text:p text:style-name="P45">Selecciona <text:span text:style-name="Strong_20_Emphasis">"Conectado a: Adaptador puente" (Bridge)</text:span>.</text:p>
            </text:list-item>
          </text:list>
        </text:list-item>
        <text:list-item>
          <text:p text:style-name="P45"><text:span text:style-name="Strong_20_Emphasis">Adjunta el archivo ISO</text:span> de Windows Server 2022:</text:p>
          <text:list>
            <text:list-item>
              <text:p text:style-name="P45">Ve a <text:span text:style-name="Strong_20_Emphasis">"Configuración" → "Almacenamiento"</text:span>.</text:p>
            </text:list-item>
            <text:list-item>
              <text:p text:style-name="P44">Selecciona <text:span text:style-name="Strong_20_Emphasis">"Controlador IDE"</text:span> y añade la ISO de Windows Server 2022.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Instalar Windows Server 2022 con GUI</text:span></text:h>
      <text:list text:style-name="L20">
        <text:list-item>
          <text:p text:style-name="P47"><text:span text:style-name="Strong_20_Emphasis">Inicia la máquina virtual</text:span>.</text:p>
        </text:list-item>
        <text:list-item>
          <text:p text:style-name="P47">Selecciona el idioma, formato de hora y teclado, luego haz clic en <text:span text:style-name="Strong_20_Emphasis">"Siguiente"</text:span>.</text:p>
        </text:list-item>
        <text:list-item>
          <text:p text:style-name="P47">Haz clic en <text:span text:style-name="Strong_20_Emphasis">"Instalar ahora"</text:span>.</text:p>
        </text:list-item>
        <text:list-item>
          <text:p text:style-name="P47">Elige la opción <text:span text:style-name="Strong_20_Emphasis">"Windows Server 2022 Standard (Desktop Experience)"</text:span> para tener interfaz gráfica.</text:p>
        </text:list-item>
        <text:list-item>
          <text:p text:style-name="P47">Acepta los términos de licencia y selecciona <text:span text:style-name="Strong_20_Emphasis">"Instalación personalizada"</text:span>.</text:p>
        </text:list-item>
        <text:list-item>
          <text:p text:style-name="P47">Selecciona el disco virtual y haz clic en <text:span text:style-name="Strong_20_Emphasis">"Siguiente"</text:span> para iniciar la instalación.</text:p>
        </text:list-item>
        <text:list-item>
          <text:p text:style-name="P47">Una vez finalizada la instalación, configura:</text:p>
          <text:list>
            <text:list-item>
              <text:p text:style-name="P47"><text:span text:style-name="Strong_20_Emphasis">Contraseña de administrador</text:span>.</text:p>
            </text:list-item>
            <text:list-item>
              <text:p text:style-name="P46">Accede con <text:span text:style-name="Strong_20_Emphasis">Administrador</text:span> y tu contraseña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3. Configurar red y nombre del servidor</text:span></text:h>
      <text:list text:style-name="L21">
        <text:list-item>
          <text:p text:style-name="P49"><text:span text:style-name="Strong_20_Emphasis">Configura una IP estática</text:span>:</text:p>
          <text:list>
            <text:list-item>
              <text:p text:style-name="P49">Ve a <text:span text:style-name="Strong_20_Emphasis">"Panel de control" → "Red e Internet" → "Conexiones de red"</text:span>.</text:p>
            </text:list-item>
            <text:list-item>
              <text:p text:style-name="P49">Haz clic derecho en <text:span text:style-name="Strong_20_Emphasis">"Ethernet" → "Propiedades"</text:span>.</text:p>
            </text:list-item>
            <text:list-item>
              <text:p text:style-name="P49">Selecciona <text:span text:style-name="Strong_20_Emphasis">"Protocolo de Internet versión 4 (TCP/IPv4)"</text:span> y configura:</text:p>
              <text:list>
                <text:list-item>
                  <text:p text:style-name="P49"><text:span text:style-name="Strong_20_Emphasis">IP</text:span>: <text:span text:style-name="Source_20_Text">192.168.1.10</text:span> (Ejemplo)</text:p>
                </text:list-item>
                <text:list-item>
                  <text:p text:style-name="P49"><text:span text:style-name="Strong_20_Emphasis">Máscara de subred</text:span>: <text:span text:style-name="Source_20_Text">255.255.255.0</text:span></text:p>
                </text:list-item>
                <text:list-item>
                  <text:p text:style-name="P49"><text:span text:style-name="Strong_20_Emphasis">Puerta de enlace predeterminada</text:span>: <text:span text:style-name="Source_20_Text">192.168.1.1</text:span></text:p>
                </text:list-item>
                <text:list-item>
                  <text:p text:style-name="P49"><text:span text:style-name="Strong_20_Emphasis">DNS preferido</text:span>: <text:span text:style-name="Source_20_Text">192.168.1.10</text:span> (será tu servidor DNS)</text:p>
                </text:list-item>
              </text:list>
            </text:list-item>
          </text:list>
        </text:list-item>
        <text:list-item>
          <text:p text:style-name="P49"><text:span text:style-name="Strong_20_Emphasis">Renombra el servidor</text:span>:</text:p>
          <text:list>
            <text:list-item>
              <text:p text:style-name="P49">Ve a <text:span text:style-name="Strong_20_Emphasis">"Configuración" → "Sistema" → "Acerca de"</text:span>.</text:p>
            </text:list-item>
            <text:list-item>
              <text:p text:style-name="P48">Cambia el nombre a <text:span text:style-name="Source_20_Text">AULA7-SRV</text:span> y reinicia.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Instalar Active Directory y DNS</text:span></text:h>
      <text:list text:style-name="L22">
        <text:list-item>
          <text:p text:style-name="P51">Abre <text:span text:style-name="Strong_20_Emphasis">"Administrador del servidor"</text:span>.</text:p>
        </text:list-item>
        <text:list-item>
          <text:p text:style-name="P51">Haz clic en <text:span text:style-name="Strong_20_Emphasis">"Administrar" → "Agregar roles y características"</text:span>.</text:p>
        </text:list-item>
        <text:list-item>
          <text:p text:style-name="P51">Sigue el asistente y selecciona:</text:p>
          <text:list>
            <text:list-item>
              <text:p text:style-name="P51"><text:span text:style-name="Strong_20_Emphasis">Instalación basada en características o roles</text:span>.</text:p>
            </text:list-item>
            <text:list-item>
              <text:p text:style-name="P51"><text:span text:style-name="Strong_20_Emphasis">Servidor local (AULA7-SRV)</text:span>.</text:p>
            </text:list-item>
          </text:list>
        </text:list-item>
        <text:list-item>
          <text:p text:style-name="P51">Selecciona los roles:</text:p>
          <text:list>
            <text:list-item>
              <text:p text:style-name="P51"><text:span text:style-name="Strong_20_Emphasis">"Servicios de dominio de Active Directory (AD DS)"</text:span>.</text:p>
            </text:list-item>
            <text:list-item>
              <text:p text:style-name="P51"><text:span text:style-name="Strong_20_Emphasis">"Servidor DNS"</text:span> (se instalará automáticamente al seleccionar AD DS).</text:p>
            </text:list-item>
          </text:list>
        </text:list-item>
        <text:list-item>
          <text:p text:style-name="P51">Acepta las características y continúa hasta instalar.</text:p>
        </text:list-item>
        <text:list-item>
          <text:p text:style-name="P50">Una vez finalizada la instalación, haz clic en <text:span text:style-name="Strong_20_Emphasis">"Promover este servidor a controlador de dominio"</text:span>.</text:p>
        </text:list-item>
      </text:list>
      <text:p text:style-name="Horizontal_20_Line"/>
      <text:h text:style-name="Heading_20_2" text:outline-level="2"><text:span text:style-name="Strong_20_Emphasis">5. Configurar el dominio</text:span></text:h>
      <text:list text:style-name="L23">
        <text:list-item>
          <text:p text:style-name="P53">En el asistente de configuración de dominio:</text:p>
          <text:list>
            <text:list-item>
              <text:p text:style-name="P53"><text:span text:style-name="Strong_20_Emphasis">Agregar un nuevo bosque</text:span>.</text:p>
            </text:list-item>
            <text:list-item>
              <text:p text:style-name="P53"><text:span text:style-name="Strong_20_Emphasis">Nombre del dominio</text:span>: <text:span text:style-name="Source_20_Text">aula7.priv</text:span>.</text:p>
            </text:list-item>
          </text:list>
        </text:list-item>
        <text:list-item>
          <text:p text:style-name="P53">Configura las opciones:</text:p>
          <text:list>
            <text:list-item>
              <text:p text:style-name="P53"><text:span text:style-name="Strong_20_Emphasis">Nivel funcional</text:span>: <text:span text:style-name="Source_20_Text">Windows Server 2022</text:span>.</text:p>
            </text:list-item>
            <text:list-item>
              <text:p text:style-name="P53"><text:span text:style-name="Strong_20_Emphasis">Contraseña de recuperación del Directorio</text:span>.</text:p>
            </text:list-item>
          </text:list>
        </text:list-item>
        <text:list-item>
          <text:p text:style-name="P53">Haz clic en <text:span text:style-name="Strong_20_Emphasis">"Siguiente"</text:span> hasta llegar a <text:span text:style-name="Strong_20_Emphasis">"Instalar"</text:span>.</text:p>
        </text:list-item>
        <text:list-item>
          <text:p text:style-name="P52">El servidor se reiniciará y quedará como <text:span text:style-name="Strong_20_Emphasis">controlador de dominio</text:span> con <text:span text:style-name="Strong_20_Emphasis">DNS configurado</text:span>.</text:p>
        </text:list-item>
      </text:list>
      <text:p text:style-name="Horizontal_20_Line"/>
      <text:h text:style-name="Heading_20_2" text:outline-level="2"><text:soft-page-break/><text:span text:style-name="Strong_20_Emphasis">6. Configurar clientes Windows 11 y Windows 10 para unirse al dominio</text:span></text:h>
      <text:h text:style-name="Heading_20_3" text:outline-level="3"><text:span text:style-name="Strong_20_Emphasis">En los clientes (Windows 11 y Windows 10 físicos)</text:span></text:h>
      <text:list text:style-name="L24">
        <text:list-item>
          <text:p text:style-name="P54">Configura una <text:span text:style-name="Strong_20_Emphasis">IP estática</text:span> en la misma red del servidor:</text:p>
          <text:list>
            <text:list-item>
              <text:p text:style-name="P55"><text:span text:style-name="Strong_20_Emphasis">IP</text:span>: <text:span text:style-name="Source_20_Text">192.168.1.20</text:span> (por ejemplo).</text:p>
            </text:list-item>
            <text:list-item>
              <text:p text:style-name="P55"><text:span text:style-name="Strong_20_Emphasis">Máscara de subred</text:span>: <text:span text:style-name="Source_20_Text">255.255.255.0</text:span>.</text:p>
            </text:list-item>
            <text:list-item>
              <text:p text:style-name="P55"><text:span text:style-name="Strong_20_Emphasis">Puerta de enlace predeterminada</text:span>: <text:span text:style-name="Source_20_Text">192.168.1.1</text:span>.</text:p>
            </text:list-item>
            <text:list-item>
              <text:p text:style-name="P55"><text:span text:style-name="Strong_20_Emphasis">DNS preferido</text:span>: <text:span text:style-name="Source_20_Text">192.168.1.10</text:span> (IP del servidor).</text:p>
            </text:list-item>
          </text:list>
        </text:list-item>
        <text:list-item>
          <text:p text:style-name="P54"><text:span text:style-name="Strong_20_Emphasis">Unir al dominio</text:span>:</text:p>
          <text:list>
            <text:list-item>
              <text:p text:style-name="P55">Ve a <text:span text:style-name="Strong_20_Emphasis">"Configuración" → "Sistema" → "Acerca de" → "Dominio o grupo de trabajo"</text:span>.</text:p>
            </text:list-item>
            <text:list-item>
              <text:p text:style-name="P55">Haz clic en <text:span text:style-name="Strong_20_Emphasis">"Cambiar"</text:span>.</text:p>
            </text:list-item>
            <text:list-item>
              <text:p text:style-name="P55">Selecciona <text:span text:style-name="Strong_20_Emphasis">"Dominio"</text:span> e ingresa: <text:span text:style-name="Source_20_Text">aula7.priv</text:span>.</text:p>
            </text:list-item>
            <text:list-item>
              <text:p text:style-name="P55">Introduce las credenciales de administrador del dominio (<text:span text:style-name="Source_20_Text">Administrador</text:span> y la contraseña).</text:p>
            </text:list-item>
          </text:list>
        </text:list-item>
        <text:list-item>
          <text:p text:style-name="P54">Reinicia el cliente y accede con una cuenta de dominio.</text:p>
        </text:list-item>
      </text:list>
      <text:p text:style-name="Horizontal_20_Line"/>
      <text:h text:style-name="Heading_20_2" text:outline-level="2"><text:span text:style-name="Strong_20_Emphasis">7. Verificar la conexión al dominio</text:span></text:h>
      <text:list text:style-name="L25">
        <text:list-item>
          <text:p text:style-name="P57">En el cliente, inicia sesión con una cuenta del dominio (<text:span text:style-name="Source_20_Text">AULA7\Administrador</text:span>).</text:p>
        </text:list-item>
        <text:list-item>
          <text:p text:style-name="P56">Abre <text:span text:style-name="Strong_20_Emphasis">"Símbolo del sistema"</text:span> y ejecuta <text:span text:style-name="Source_20_Text">ping aula7.priv</text:span> para verificar la resolución de nombres.</text:p>
        </text:list-item>
      </text:list>
      <text:p text:style-name="P3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2-09T17:02:51.828706926</dc:date>
    <meta:editing-duration>PT2H4M50S</meta:editing-duration>
    <meta:editing-cycles>17</meta:editing-cycles>
    <meta:generator>LibreOffice/24.2.2.2$Linux_X86_64 LibreOffice_project/d56cc158d8a96260b836f100ef4b4ef25d6f1a01</meta:generator>
    <meta:print-date>2024-11-26T19:35:32.806498525</meta:print-date>
    <meta:printed-by>Archivos PDF</meta:printed-by>
    <meta:document-statistic meta:table-count="0" meta:image-count="0" meta:object-count="0" meta:page-count="3" meta:paragraph-count="77" meta:word-count="597" meta:character-count="3629" meta:non-whitespace-character-count="3172"/>
  </office:meta>
</office:document-meta>
</file>